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gr8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9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11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</style:style>
    <style:style style:name="gr13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17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19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20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2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5.2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text-properties fo:color="#008000" fo:font-size="12pt" style:font-size-asian="12pt" style:font-size-complex="12pt"/>
    </style:style>
    <style:style style:name="P7" style:family="paragraph">
      <style:text-properties fo:color="#800000" fo:font-size="18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008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800000" fo:font-size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09cm" svg:height="4.71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523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1" draw:id="id1" draw:layer="layout" svg:width="5.609cm" svg:height="0.916cm" svg:x="2.49cm" svg:y="5.684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5.609cm" svg:height="0.916cm" svg:x="2.491cm" svg:y="6.85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609cm" svg:height="4.716cm" svg:x="10.05cm" svg:y="1.75cm">
          <text:p text:style-name="P1"><text:span text:style-name="T1">Ro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0.4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8.099cm" svg:y1="6.142cm" svg:x2="10.05cm" svg:y2="4.108cm" draw:start-shape="id1" draw:start-glue-point="1" draw:end-shape="id2" draw:end-glue-point="3" svg:d="m8099 6142c1462 0 487-2034 1951-2034" svg:viewBox="0 0 1952 2035">
          <text:p/>
        </draw:connector>
        <draw:custom-shape draw:style-name="gr3" draw:text-style-name="P4" draw:layer="layout" svg:width="5.609cm" svg:height="0.916cm" svg:x="10.441cm" svg:y="3.584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6.359cm" svg:height="1.957cm" svg:x="18.15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756cm" svg:height="0.887cm" svg:x="18.537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6.5cm" svg:y1="4.025cm" svg:x2="18.15cm" svg:y2="3.256cm" draw:start-shape="id3" draw:start-glue-point="1" draw:end-shape="id4" draw:end-glue-point="3" svg:d="m16500 4025c1237 0 413-769 1650-769" svg:viewBox="0 0 1651 770">
          <text:p/>
        </draw:connector>
        <draw:custom-shape draw:style-name="gr5" draw:text-style-name="P2" xml:id="id6" draw:id="id6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4.604cm" svg:height="0.887cm" svg:x="18.538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2" xml:id="id11" draw:id="id11" draw:layer="layout" svg:width="6.359cm" svg:height="1.957cm" svg:x="18.151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045cm" svg:height="0.887cm" svg:x="18.538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3" draw:text-style-name="P4" draw:layer="layout" svg:width="5.609cm" svg:height="0.916cm" svg:x="10.442cm" svg:y="4.8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6.5cm" svg:y1="5.275cm" svg:x2="18.16cm" svg:y2="6.985cm" draw:start-shape="id5" draw:start-glue-point="1" draw:end-shape="id6" draw:end-glue-point="5" svg:d="m16500 5275c1239 0 409 1710 1660 1710" svg:viewBox="0 0 1661 1711">
          <text:p/>
        </draw:connector>
        <draw:custom-shape draw:style-name="gr3" draw:text-style-name="P2" xml:id="id8" draw:id="id8" draw:layer="layout" svg:width="5.609cm" svg:height="4.716cm" svg:x="10.051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44cm" svg:height="0.887cm" svg:x="10.438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ustom-shape draw:style-name="gr3" draw:text-style-name="P4" draw:layer="layout" svg:width="5.609cm" svg:height="0.916cm" svg:x="10.442cm" svg:y="8.984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0.916cm" svg:x="10.443cm" svg:y="10.2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1cm" svg:y1="7.308cm" svg:x2="10.051cm" svg:y2="9.508cm" draw:start-shape="id7" draw:start-glue-point="1" draw:end-shape="id8" svg:d="m8100 7308c1462 0 487 2200 1951 2200" svg:viewBox="0 0 1952 2201">
          <text:p/>
        </draw:connector>
        <draw:connector draw:style-name="gr4" draw:text-style-name="P1" draw:layer="layout" draw:type="curve" svg:x1="16.5cm" svg:y1="9.475cm" svg:x2="18.151cm" svg:y2="7.729cm" draw:start-shape="id9" draw:start-glue-point="1" draw:end-shape="id6" draw:end-glue-point="4" svg:d="m16500 9475c1239 0 414-1746 1651-1746" svg:viewBox="0 0 1652 1747">
          <text:p/>
        </draw:connector>
        <draw:connector draw:style-name="gr4" draw:text-style-name="P1" draw:layer="layout" draw:type="curve" svg:x1="16.5cm" svg:y1="10.675cm" svg:x2="18.151cm" svg:y2="10.899cm" draw:start-shape="id10" draw:end-shape="id11" svg:d="m16500 10675c1239 0 414 224 1651 224" svg:viewBox="0 0 1652 225">
          <text:p/>
        </draw:connector>
        <draw:custom-shape draw:style-name="gr8" draw:text-style-name="P4" xml:id="id3" draw:id="id3" draw:layer="layout" svg:width="3.65cm" svg:height="0.55cm" svg:x="12.85cm" svg:y="3.7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5cm" svg:height="0.55cm" svg:x="12.85cm" svg:y="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9" draw:id="id9" draw:layer="layout" svg:width="3.65cm" svg:height="0.55cm" svg:x="12.85cm" svg:y="9.2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0" draw:id="id10" draw:layer="layout" svg:width="3.65cm" svg:height="0.55cm" svg:x="12.85cm" svg:y="10.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12" draw:id="id12" draw:layer="layout" svg:width="5.609cm" svg:height="0.916cm" svg:x="2.49cm" svg:y="5.19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8" draw:id="id18" draw:layer="layout" svg:width="5.609cm" svg:height="0.916cm" svg:x="2.491cm" svg:y="6.357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5.609cm" svg:height="4.172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0.437cm" svg:y="2.07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9" draw:text-style-name="P1" draw:layer="layout" draw:type="curve" svg:x1="8.099cm" svg:y1="5.649cm" svg:x2="10.05cm" svg:y2="3.343cm" draw:start-shape="id12" draw:start-glue-point="1" draw:end-shape="id13" draw:end-glue-point="3" svg:d="m8099 5649c1462 0 487-2306 1951-2306" svg:viewBox="0 0 1952 2307">
          <text:p/>
        </draw:connector>
        <draw:custom-shape draw:style-name="gr5" draw:text-style-name="P2" xml:id="id15" draw:id="id15" draw:layer="layout" svg:width="6.359cm" svg:height="2.1cm" svg:x="18.15cm" svg:y="1.2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756cm" svg:height="0.887cm" svg:x="18.537cm" svg:y="2.15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6.501cm" svg:y1="3.309cm" svg:x2="18.15cm" svg:y2="2.307cm" draw:start-shape="id14" draw:start-glue-point="1" draw:end-shape="id15" draw:end-glue-point="3" svg:d="m16501 3309c1237 0 413-1002 1649-1002" svg:viewBox="0 0 1650 1003">
          <text:p/>
        </draw:connector>
        <draw:custom-shape draw:style-name="gr5" draw:text-style-name="P2" xml:id="id17" draw:id="id17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2" xml:id="id22" draw:id="id22" draw:layer="layout" svg:width="6.359cm" svg:height="2.1cm" svg:x="18.151cm" svg:y="9.4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45cm" svg:height="0.887cm" svg:x="18.538cm" svg:y="10.357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6.501cm" svg:y1="4.559cm" svg:x2="18.16cm" svg:y2="6.308cm" draw:start-shape="id16" draw:start-glue-point="1" draw:end-shape="id17" draw:end-glue-point="5" svg:d="m16501 4559c1237 0 408 1749 1659 1749" svg:viewBox="0 0 1660 1750">
          <text:p/>
        </draw:connector>
        <draw:custom-shape draw:style-name="gr3" draw:text-style-name="P2" xml:id="id19" draw:id="id19" draw:layer="layout" svg:width="5.609cm" svg:height="4.172cm" svg:x="10.051cm" svg:y="5.7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44cm" svg:height="0.887cm" svg:x="10.414cm" svg:y="6.731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9" draw:text-style-name="P1" draw:layer="layout" draw:type="curve" svg:x1="8.1cm" svg:y1="6.815cm" svg:x2="10.051cm" svg:y2="7.864cm" draw:start-shape="id18" draw:start-glue-point="1" draw:end-shape="id19" svg:d="m8100 6815c1462 0 487 1049 1951 1049" svg:viewBox="0 0 1952 1050">
          <text:p/>
        </draw:connector>
        <draw:connector draw:style-name="gr4" draw:text-style-name="P1" draw:layer="layout" draw:type="curve" svg:x1="16.501cm" svg:y1="8.059cm" svg:x2="18.151cm" svg:y2="7.106cm" draw:start-shape="id20" draw:start-glue-point="1" draw:end-shape="id17" draw:end-glue-point="4" svg:d="m16501 8059c1237 0 413-953 1650-953" svg:viewBox="0 0 1651 954">
          <text:p/>
        </draw:connector>
        <draw:connector draw:style-name="gr4" draw:text-style-name="P1" draw:layer="layout" draw:type="curve" svg:x1="16.501cm" svg:y1="9.309cm" svg:x2="18.151cm" svg:y2="10.507cm" draw:start-shape="id21" draw:start-glue-point="1" draw:end-shape="id22" svg:d="m16501 9309c1237 0 413 1198 1650 1198" svg:viewBox="0 0 1651 1199">
          <text:p/>
        </draw:connector>
        <draw:custom-shape draw:style-name="gr10" draw:text-style-name="P4" xml:id="id23" draw:id="id23" draw:layer="layout" svg:width="5.609cm" svg:height="0.643cm" svg:x="2.491cm" svg:y="7.707cm">
          <text:p text:style-name="P1"><text:span text:style-name="T5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5" draw:id="id25" draw:layer="layout" svg:width="5.609cm" svg:height="0.643cm" svg:x="2.492cm" svg:y="8.502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4" draw:id="id24" draw:layer="layout" svg:width="5.609cm" svg:height="2.425cm" svg:x="10cm" svg:y="11.75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038cm" svg:height="0.569cm" svg:x="10.247cm" svg:y="12.55cm">
          <draw:text-box>
            <text:p><text:span text:style-name="T2">name = “jsparrow”</text:span></text:p>
          </draw:text-box>
        </draw:frame>
        <draw:custom-shape draw:style-name="gr10" draw:text-style-name="P4" xml:id="id27" draw:id="id27" draw:layer="layout" svg:width="5.609cm" svg:height="0.662cm" svg:x="10.559cm" svg:y="13.3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6" draw:id="id26" draw:layer="layout" svg:width="5.609cm" svg:height="2.425cm" svg:x="10cm" svg:y="14.463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957cm" svg:height="0.569cm" svg:x="10.25cm" svg:y="15.293cm">
          <draw:text-box>
            <text:p><text:span text:style-name="T2">name = “sparrow”</text:span></text:p>
          </draw:text-box>
        </draw:frame>
        <draw:custom-shape draw:style-name="gr10" draw:text-style-name="P4" xml:id="id28" draw:id="id28" draw:layer="layout" svg:width="5.609cm" svg:height="0.662cm" svg:x="10.541cm" svg:y="15.993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1cm" svg:y1="8.028cm" svg:x2="10cm" svg:y2="12.962cm" draw:start-shape="id23" draw:start-glue-point="1" draw:end-shape="id24" svg:d="m8100 8028c1425 0 475 4934 1900 4934" svg:viewBox="0 0 1901 4935">
          <text:p/>
        </draw:connector>
        <draw:connector draw:style-name="gr13" draw:text-style-name="P1" draw:layer="layout" draw:type="curve" svg:x1="8.101cm" svg:y1="8.823cm" svg:x2="10cm" svg:y2="15.675cm" draw:start-shape="id25" draw:start-glue-point="1" draw:end-shape="id26" svg:d="m8101 8823c1423 0 474 6852 1899 6852" svg:viewBox="0 0 1900 6853">
          <text:p/>
        </draw:connector>
        <draw:connector draw:style-name="gr4" draw:text-style-name="P1" draw:layer="layout" draw:type="curve" svg:x1="16.168cm" svg:y1="13.631cm" svg:x2="21.33cm" svg:y2="11.557cm" draw:start-shape="id27" draw:start-glue-point="1" draw:end-shape="id22" draw:end-glue-point="2" svg:d="m16168 13631c3442 0 5162-691 5162-2074" svg:viewBox="0 0 5163 2075">
          <text:p/>
        </draw:connector>
        <draw:connector draw:style-name="gr4" draw:text-style-name="P1" draw:layer="layout" draw:type="curve" draw:line-skew="-0.346cm" svg:x1="16.15cm" svg:y1="16.324cm" svg:x2="24.51cm" svg:y2="6.707cm" draw:start-shape="id28" draw:start-glue-point="1" draw:end-shape="id17" draw:end-glue-point="1" svg:d="m16150 16324c12772 0 8592-9617 8360-9617" svg:viewBox="0 0 9197 9618">
          <text:p/>
        </draw:connector>
        <draw:custom-shape draw:style-name="gr10" draw:text-style-name="P4" xml:id="id30" draw:id="id30" draw:layer="layout" svg:width="5.609cm" svg:height="0.643cm" svg:x="2.493cm" svg:y="9.357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1" draw:id="id31" draw:layer="layout" svg:width="5.609cm" svg:height="2.425cm" svg:x="10cm" svg:y="17.118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94cm" svg:height="0.569cm" svg:x="10.247cm" svg:y="17.943cm">
          <draw:text-box>
            <text:p><text:span text:style-name="T2">name = “js”</text:span></text:p>
          </draw:text-box>
        </draw:frame>
        <draw:custom-shape draw:style-name="gr10" draw:text-style-name="P4" xml:id="id29" draw:id="id29" draw:layer="layout" svg:width="5.609cm" svg:height="0.662cm" svg:x="10.559cm" svg:y="18.581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draw:line-skew="0.505cm" svg:x1="16.168cm" svg:y1="18.912cm" svg:x2="24.509cm" svg:y2="2.307cm" draw:start-shape="id29" draw:start-glue-point="1" draw:end-shape="id15" draw:end-glue-point="1" svg:d="m16168 18912c14020 0 9850-16605 8341-16605" svg:viewBox="0 0 10107 16606">
          <text:p/>
        </draw:connector>
        <draw:connector draw:style-name="gr13" draw:text-style-name="P1" draw:layer="layout" draw:type="curve" svg:x1="8.102cm" svg:y1="9.678cm" svg:x2="10cm" svg:y2="18.33cm" draw:start-shape="id30" draw:start-glue-point="1" draw:end-shape="id31" draw:end-glue-point="3" svg:d="m8102 9678c1423 0 475 8652 1898 8652" svg:viewBox="0 0 1899 8653">
          <text:p/>
        </draw:connector>
        <draw:frame draw:style-name="gr14" draw:text-style-name="P6" draw:layer="layout" svg:width="1.8cm" svg:height="0.725cm" svg:x="7.35cm" svg:y="13.057cm">
          <draw:text-box>
            <text:p><text:span text:style-name="T6">link</text:span></text:p>
          </draw:text-box>
        </draw:frame>
        <draw:custom-shape draw:style-name="gr15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><text:span text:style-name="T7">imply</text:span></text:p>
          </draw:text-box>
        </draw:frame>
        <draw:custom-shape draw:style-name="gr3" draw:text-style-name="P4" draw:layer="layout" svg:width="5.609cm" svg:height="0.916cm" svg:x="10.442cm" svg:y="2.868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0.916cm" svg:x="10.443cm" svg:y="4.084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4" draw:id="id14" draw:layer="layout" svg:width="3.65cm" svg:height="0.55cm" svg:x="12.851cm" svg:y="3.03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6" draw:id="id16" draw:layer="layout" svg:width="3.65cm" svg:height="0.55cm" svg:x="12.851cm" svg:y="4.28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0.916cm" svg:x="10.442cm" svg:y="7.618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0.916cm" svg:x="10.443cm" svg:y="8.834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20" draw:id="id20" draw:layer="layout" svg:width="3.65cm" svg:height="0.55cm" svg:x="12.851cm" svg:y="7.78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21" draw:id="id21" draw:layer="layout" svg:width="3.65cm" svg:height="0.55cm" svg:x="12.851cm" svg:y="9.03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32" draw:id="id32" draw:layer="layout" svg:width="5.609cm" svg:height="0.916cm" svg:x="2.49cm" svg:y="5.19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3" draw:id="id33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9" draw:text-style-name="P1" draw:layer="layout" draw:type="curve" svg:x1="8.099cm" svg:y1="5.649cm" svg:x2="10.05cm" svg:y2="5.1cm" draw:start-shape="id32" draw:start-glue-point="1" draw:end-shape="id33" draw:end-glue-point="3" svg:d="m8099 5649c1462 0 487-549 1951-549" svg:viewBox="0 0 1952 550">
          <text:p/>
        </draw:connector>
        <draw:custom-shape draw:style-name="gr16" draw:text-style-name="P8" draw:layer="layout" svg:width="5.609cm" svg:height="0.916cm" svg:x="10.441cm" svg:y="2.3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5" draw:id="id35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6.444cm" svg:y1="6.571cm" svg:x2="18.16cm" svg:y2="6.308cm" draw:start-shape="id34" draw:start-glue-point="1" draw:end-shape="id35" draw:end-glue-point="5" svg:d="m16444 6571c1279 0 422-263 1716-263" svg:viewBox="0 0 1717 264">
          <text:p/>
        </draw:connector>
        <draw:custom-shape draw:style-name="gr10" draw:text-style-name="P4" xml:id="id36" draw:id="id36" draw:layer="layout" svg:width="5.609cm" svg:height="0.643cm" svg:x="2.492cm" svg:y="8.502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7" draw:id="id37" draw:layer="layout" svg:width="5.609cm" svg:height="5.6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957cm" svg:height="0.887cm" svg:x="10.25cm" svg:y="12.95cm">
          <draw:text-box>
            <text:p><text:span text:style-name="T2">name = “sparrow”</text:span><text:span text:style-name="T2"><text:line-break/></text:span><text:span text:style-name="T2">kind = account</text:span></text:p>
          </draw:text-box>
        </draw:frame>
        <draw:custom-shape draw:style-name="gr10" draw:text-style-name="P4" xml:id="id38" draw:id="id38" draw:layer="layout" svg:width="5.609cm" svg:height="0.662cm" svg:x="10.541cm" svg:y="16.588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101cm" svg:y1="8.823cm" svg:x2="10cm" svg:y2="14.8cm" draw:start-shape="id36" draw:start-glue-point="1" draw:end-shape="id37" svg:d="m8101 8823c1423 0 474 5977 1899 5977" svg:viewBox="0 0 1900 5978">
          <text:p/>
        </draw:connector>
        <draw:connector draw:style-name="gr4" draw:text-style-name="P1" draw:layer="layout" draw:type="curve" svg:x1="16.15cm" svg:y1="16.919cm" svg:x2="21.33cm" svg:y2="7.757cm" draw:start-shape="id38" draw:start-glue-point="1" draw:end-shape="id35" draw:end-glue-point="2" svg:d="m16150 16919c3454 0 5180-3054 5180-9162" svg:viewBox="0 0 5181 9163">
          <text:p/>
        </draw:connector>
        <draw:frame draw:style-name="gr14" draw:text-style-name="P6" draw:layer="layout" svg:width="1.8cm" svg:height="0.725cm" svg:x="7.35cm" svg:y="13.057cm">
          <draw:text-box>
            <text:p><text:span text:style-name="T6">link</text:span></text:p>
          </draw:text-box>
        </draw:frame>
        <draw:custom-shape draw:style-name="gr15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><text:span text:style-name="T7">imply</text:span></text:p>
          </draw:text-box>
        </draw:frame>
        <draw:custom-shape draw:style-name="gr10" draw:text-style-name="P4" draw:layer="layout" svg:width="4.858cm" svg:height="2.3cm" svg:x="10.542cm" svg:y="14.145cm">
          <text:p text:style-name="P1"><text:span text:style-name="T5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3.114cm" svg:height="1.841cm" svg:x="10.6cm" svg:y="14.638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3" draw:text-style-name="P4" draw:layer="layout" svg:width="5.609cm" svg:height="5.85cm" svg:x="10.444cm" svg:y="3.4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4" draw:id="id34" draw:layer="layout" svg:width="5.609cm" svg:height="4.743cm" svg:x="10.835cm" svg:y="4.2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cm" svg:height="1.65cm" svg:x="11.193cm" svg:y="4.94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4" draw:layer="layout" svg:width="4.9cm" svg:height="1.65cm" svg:x="11.193cm" svg:y="6.89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4" draw:layer="layout" svg:width="4.9cm" svg:height="1.65cm" svg:x="11.193cm" svg:y="4.94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39" draw:id="id39" draw:layer="layout" svg:width="5.609cm" svg:height="0.916cm" svg:x="2.49cm" svg:y="5.19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8.099cm" svg:y1="5.649cm" svg:x2="10.05cm" svg:y2="5.1cm" draw:start-shape="id39" draw:start-glue-point="1" draw:end-shape="id40" draw:end-glue-point="3" svg:d="m8099 5649c1462 0 487-549 1951-549" svg:viewBox="0 0 1952 550">
          <text:p/>
        </draw:connector>
        <draw:custom-shape draw:style-name="gr5" draw:text-style-name="P2" xml:id="id42" draw:id="id42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6.444cm" svg:y1="6.571cm" svg:x2="18.16cm" svg:y2="6.308cm" draw:start-shape="id41" draw:start-glue-point="1" draw:end-shape="id42" draw:end-glue-point="5" svg:d="m16444 6571c1279 0 422-263 1716-263" svg:viewBox="0 0 1717 264">
          <text:p/>
        </draw:connector>
        <draw:custom-shape draw:style-name="gr10" draw:text-style-name="P4" xml:id="id43" draw:id="id43" draw:layer="layout" svg:width="5.609cm" svg:height="0.643cm" svg:x="2.492cm" svg:y="8.502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4" draw:id="id44" draw:layer="layout" svg:width="5.609cm" svg:height="4.888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957cm" svg:height="0.569cm" svg:x="10.25cm" svg:y="12.95cm">
          <draw:text-box>
            <text:p><text:span text:style-name="T2">name = “sparrow”</text:span></text:p>
          </draw:text-box>
        </draw:frame>
        <draw:custom-shape draw:style-name="gr10" draw:text-style-name="P4" xml:id="id45" draw:id="id45" draw:layer="layout" svg:width="5.609cm" svg:height="0.662cm" svg:x="10.541cm" svg:y="15.993cm">
          <text:p text:style-name="P1"><text:span text:style-name="T5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101cm" svg:y1="8.823cm" svg:x2="10cm" svg:y2="14.444cm" draw:start-shape="id43" draw:start-glue-point="1" draw:end-shape="id44" svg:d="m8101 8823c1423 0 474 5621 1899 5621" svg:viewBox="0 0 1900 5622">
          <text:p/>
        </draw:connector>
        <draw:connector draw:style-name="gr4" draw:text-style-name="P1" draw:layer="layout" draw:type="curve" svg:x1="16.15cm" svg:y1="16.324cm" svg:x2="21.33cm" svg:y2="7.757cm" draw:start-shape="id45" draw:start-glue-point="1" draw:end-shape="id42" draw:end-glue-point="2" svg:d="m16150 16324c3454 0 5180-2855 5180-8567" svg:viewBox="0 0 5181 8568">
          <text:p/>
        </draw:connector>
        <draw:frame draw:style-name="gr14" draw:text-style-name="P6" draw:layer="layout" svg:width="1.8cm" svg:height="0.725cm" svg:x="7.85cm" svg:y="12.95cm">
          <draw:text-box>
            <text:p><text:span text:style-name="T6">link</text:span></text:p>
          </draw:text-box>
        </draw:frame>
        <draw:custom-shape draw:style-name="gr15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7" draw:layer="layout" svg:width="1.979cm" svg:height="0.962cm" svg:x="13.171cm" svg:y="10.35cm">
          <draw:text-box>
            <text:p><text:span text:style-name="T7">imply</text:span></text:p>
          </draw:text-box>
        </draw:frame>
        <draw:custom-shape draw:style-name="gr10" draw:text-style-name="P4" draw:layer="layout" svg:width="4.858cm" svg:height="2.3cm" svg:x="10.542cm" svg:y="13.55cm">
          <text:p text:style-name="P1"><text:span text:style-name="T5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3.114cm" svg:height="1.841cm" svg:x="10.6cm" svg:y="14.043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3" draw:text-style-name="P2" xml:id="id40" draw:id="id40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16" draw:text-style-name="P8" draw:layer="layout" svg:width="5.609cm" svg:height="0.916cm" svg:x="10.441cm" svg:y="2.3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5.85cm" svg:x="10.444cm" svg:y="3.4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1" draw:id="id41" draw:layer="layout" svg:width="5.609cm" svg:height="4.743cm" svg:x="10.835cm" svg:y="4.2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cm" svg:height="1.65cm" svg:x="11.193cm" svg:y="4.94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4" draw:layer="layout" svg:width="4.9cm" svg:height="1.65cm" svg:x="11.193cm" svg:y="6.89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4.1cm" svg:height="0.887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3" draw:text-style-name="P4" draw:layer="layout" svg:width="4.9cm" svg:height="1.65cm" svg:x="11.193cm" svg:y="4.943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path draw:style-name="gr17" draw:text-style-name="P1" draw:layer="layout" svg:width="6.808cm" svg:height="1.848cm" draw:transform="skewX (0.0797615468161409) rotate (-0.857480261504815) translate (7.04512611959775cm 3.05170849931367cm)" svg:viewBox="0 0 6809 1849" svg:d="m0 1849c1201-1613 4555 438 6809-1849">
          <text:p/>
        </draw:path>
        <draw:path draw:style-name="gr17" draw:text-style-name="P1" draw:layer="layout" svg:width="4.432cm" svg:height="5.938cm" draw:transform="skewX (-0.0705113017805709) rotate (-0.932703952265771) translate (15.7255803189692cm 7.91379909969129cm)" svg:viewBox="0 0 4433 5939" svg:d="m0 362c1231-1598 5958 2429 3936 5577">
          <text:p/>
        </draw:path>
        <draw:path draw:style-name="gr17" draw:text-style-name="P1" draw:layer="layout" svg:width="7.039cm" svg:height="5.618cm" draw:transform="skewX (-0.33248522250492) rotate (-1.05784405963376) translate (15.3105498840831cm 5.55495776382525cm)" svg:viewBox="0 0 7040 5619" svg:d="m0 941c2689-2830 9553 1310 6079 4678">
          <text:p/>
        </draw:path>
      </draw:page>
      <draw:page draw:name="page5" draw:style-name="dp1" draw:master-page-name="Default">
        <draw:custom-shape draw:style-name="gr3" draw:text-style-name="P2" xml:id="id47" draw:id="id47" draw:layer="layout" svg:width="6.15cm" svg:height="16.65cm" svg:x="10.05cm" svg:y="-0.2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305cm" svg:height="14.4cm" svg:x="10.445cm" svg:y="1.8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609cm" svg:height="7.459cm" svg:x="1.65cm" svg:y="5.69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63cm" svg:height="1.523cm" svg:x="1.897cm" svg:y="6.40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46" draw:id="id46" draw:layer="layout" svg:width="5.609cm" svg:height="0.916cm" svg:x="2.091cm" svg:y="7.94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0.437cm" svg:y="0.8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9" draw:text-style-name="P1" draw:layer="layout" draw:type="curve" svg:x1="7.7cm" svg:y1="8.399cm" svg:x2="10.05cm" svg:y2="8.125cm" draw:start-shape="id46" draw:start-glue-point="1" draw:end-shape="id47" draw:end-glue-point="3" svg:d="m7700 8399c1762 0 588-274 2350-274" svg:viewBox="0 0 2351 275">
          <text:p/>
        </draw:connector>
        <draw:custom-shape draw:style-name="gr3" draw:text-style-name="P4" xml:id="id48" draw:id="id48" draw:layer="layout" svg:width="6.408cm" svg:height="13.2cm" svg:x="10.842cm" svg:y="2.85cm">
          <draw:glue-point draw:id="4" svg:x="5.003cm" svg:y="-3.75cm"/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5.609cm" svg:height="0.643cm" svg:x="2.093cm" svg:y="12.1cm">
          <text:p text:style-name="P1"><text:span text:style-name="T5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0" draw:id="id50" draw:layer="layout" svg:width="5.609cm" svg:height="4.2cm" svg:x="20.15cm" svg:y="8.7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957cm" svg:height="0.569cm" svg:x="20.4cm" svg:y="9.65cm">
          <draw:text-box>
            <text:p><text:span text:style-name="T2">name = “sparrow”</text:span></text:p>
          </draw:text-box>
        </draw:frame>
        <draw:path draw:style-name="gr13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2" draw:text-style-name="P3" draw:layer="layout" svg:width="2.991cm" svg:height="0.887cm" svg:x="11.456cm" svg:y="5.75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3" draw:text-style-name="P4" draw:layer="layout" svg:width="5.7cm" svg:height="6.55cm" svg:x="11.2cm" svg:y="9.05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3.19cm" svg:height="0.569cm" svg:x="11.456cm" svg:y="9.75cm">
          <draw:text-box>
            <text:p><text:span text:style-name="T2">ref = rum:mugName</text:span></text:p>
          </draw:text-box>
        </draw:frame>
        <draw:custom-shape draw:style-name="gr3" draw:text-style-name="P4" draw:layer="layout" svg:width="5.598cm" svg:height="5.15cm" svg:x="11.251cm" svg:y="3.65cm">
          <text:p text:style-name="P1"><text:span text:style-name="T5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91cm" svg:height="0.569cm" svg:x="11.456cm" svg:y="4.313cm">
          <draw:text-box>
            <text:p><text:span text:style-name="T2">ref = rum:mugSize</text:span></text:p>
          </draw:text-box>
        </draw:frame>
        <draw:custom-shape draw:style-name="gr10" draw:text-style-name="P4" draw:layer="layout" svg:width="4.858cm" svg:height="2.3cm" svg:x="20.692cm" svg:y="10.25cm">
          <text:p text:style-name="P1"><text:span text:style-name="T5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3.114cm" svg:height="1.841cm" svg:x="20.75cm" svg:y="10.743cm">
          <draw:text-box>
            <text:p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18" draw:text-style-name="P4" draw:layer="layout" svg:width="4.9cm" svg:height="3.3cm" svg:x="11.6cm" svg:y="5.05cm">
          <text:p text:style-name="P1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.8cm" svg:height="1.05cm" svg:x="12.6cm" svg:y="5.8cm">
          <text:p text:style-name="P1"><text:span text:style-name="T8">value</text:span><text:span text:style-name="T1"><text:line-break/></text:span><text:span text:style-name="T3">“BIG”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5cm" svg:height="1cm" svg:x="14.3cm" svg:y="7cm">
          <text:p text:style-name="P1"><text:span text:style-name="T8">target</text:span><text:span text:style-name="T1"><text:line-break/></text:span><text:span text:style-name="T3">$account/attributes/mugSiz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4.859cm" svg:height="0.973cm" draw:transform="skewX (0.00942477796076938) rotate (-0.893084978245499) translate (18.2935338387791cm 7.43668447511192cm)" svg:viewBox="0 0 4860 974" svg:d="m0 183c611-849 3993 1597 4860 506">
          <text:p/>
        </draw:path>
        <draw:path draw:style-name="gr17" draw:text-style-name="P1" draw:layer="layout" svg:width="1.519cm" svg:height="0.75cm" draw:transform="skewX (0.00942477796076924) rotate (-0.893084978245499) translate (13.5467788182971cm 6.31570230506589cm)" svg:viewBox="0 0 1520 751" svg:d="m0 378c510 408 653 713 1520-378">
          <text:p/>
        </draw:path>
        <draw:custom-shape draw:style-name="gr18" draw:text-style-name="P4" draw:layer="layout" svg:width="4.9cm" svg:height="4.75cm" svg:x="11.6cm" svg:y="10.4cm">
          <text:p text:style-name="P1"><text:span text:style-name="T5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2.8cm" svg:height="0.75cm" svg:x="12.6cm" svg:y="12.65cm">
          <text:p text:style-name="P1"><text:span text:style-name="T8">asIs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5cm" svg:height="1cm" svg:x="14.3cm" svg:y="13.7cm">
          <text:p text:style-name="P1"><text:span text:style-name="T8">target</text:span><text:span text:style-name="T1"><text:line-break/></text:span><text:span text:style-name="T3">$account/attributes/mug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1.421cm" svg:height="0.864cm" draw:transform="skewX (0.00942477796076929) rotate (-0.893084978245499) translate (14.1582982481001cm 12.8921350578287cm)" svg:viewBox="0 0 1422 865" svg:d="m0 578c510 407 555 513 1422-578">
          <text:p/>
        </draw:path>
        <draw:custom-shape draw:style-name="gr19" draw:text-style-name="P2" draw:layer="layout" svg:width="3.7cm" svg:height="1.05cm" svg:x="9.95cm" svg:y="11.3cm">
          <text:p text:style-name="P1"><text:span text:style-name="T8">source</text:span><text:span text:style-name="T1"><text:line-break/></text:span><text:span text:style-name="T3">$user/givenName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1.421cm" svg:height="0.864cm" draw:transform="skewX (0.00942477796076941) rotate (-0.893084978245499) translate (12.3032982481001cm 11.8921350578287cm)" svg:viewBox="0 0 1422 865" svg:d="m0 578c510 407 555 513 1422-578">
          <text:p/>
        </draw:path>
        <draw:path draw:style-name="gr17" draw:text-style-name="P1" draw:layer="layout" svg:width="0.644cm" svg:height="3.45cm" draw:transform="rotate (-0.897797367225884) translate (20.6666119970731cm 11.8199445961375cm)" svg:viewBox="0 0 645 3451" svg:d="m292 3451c1177-1556-1057-2122 2-3451">
          <text:p/>
        </draw:path>
        <draw:path draw:style-name="gr17" draw:text-style-name="P1" draw:layer="layout" svg:width="6.861cm" svg:height="1.508cm" draw:transform="rotate (-0.897797367225883) translate (6.07295222327996cm 6.18455657999206cm)" svg:viewBox="0 0 6862 1509" svg:d="m0 1308c1176-1556 4400 2101 6862-1308">
          <text:p/>
        </draw:path>
        <draw:custom-shape draw:style-name="gr5" draw:text-style-name="P2" xml:id="id49" draw:id="id49" draw:layer="layout" svg:width="6.359cm" svg:height="2.1cm" svg:x="19.9cm" svg:y="3.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04cm" svg:height="0.887cm" svg:x="20.287cm" svg:y="4.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7.25cm" svg:y1="4.5cm" svg:x2="19.9cm" svg:y2="4.95cm" draw:start-shape="id48" draw:start-glue-point="4" draw:end-shape="id49" draw:end-glue-point="3" svg:d="m17250 4500c1987 0 663 450 2650 450" svg:viewBox="0 0 2651 451">
          <text:p/>
        </draw:connector>
        <draw:connector draw:style-name="gr4" draw:text-style-name="P1" draw:layer="layout" draw:type="curve" svg:x1="22.954cm" svg:y1="8.7cm" svg:x2="23.079cm" svg:y2="6cm" draw:start-shape="id50" draw:start-glue-point="0" draw:end-shape="id49" svg:d="m22954 8700c0-2023 125-674 125-2700" svg:viewBox="0 0 126 2701">
          <text:p/>
        </draw:connector>
        <draw:frame draw:style-name="gr2" draw:text-style-name="P10" draw:layer="layout" svg:width="1.027cm" svg:height="0.645cm" svg:x="20.773cm" svg:y="14.505cm">
          <draw:text-box>
            <text:p><text:span text:style-name="T9">link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3.94cm" svg:height="3.516cm" svg:x="1.55cm" svg:y="12.3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3.985cm" svg:height="1.523cm" svg:x="1.723cm" svg:y="13.066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1" draw:text-style-name="P4" xml:id="id66" draw:id="id66" draw:layer="layout" svg:width="3.94cm" svg:height="0.916cm" svg:x="1.86cm" svg:y="14.6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2" draw:id="id52" draw:layer="layout" svg:width="4.112cm" svg:height="5.216cm" svg:x="16.399cm" svg:y="1.2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94cm" svg:height="0.887cm" svg:x="16.786cm" svg:y="2.1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4.949cm" svg:y1="6.326cm" svg:x2="16.399cm" svg:y2="3.858cm" draw:start-shape="id51" draw:start-glue-point="1" draw:end-shape="id52" draw:end-glue-point="3" svg:d="m14949 6326c1089 0 364-2468 1450-2468" svg:viewBox="0 0 1451 2469">
          <text:p/>
        </draw:connector>
        <draw:custom-shape draw:style-name="gr5" draw:text-style-name="P2" xml:id="id54" draw:id="id54" draw:layer="layout" svg:width="5.877cm" svg:height="1.957cm" svg:x="22.521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5.758cm" svg:height="0.887cm" svg:x="22.649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21.3cm" svg:y1="4.075cm" svg:x2="22.521cm" svg:y2="3.256cm" draw:start-shape="id53" draw:start-glue-point="1" draw:end-shape="id54" draw:end-glue-point="3" svg:d="m21300 4075c916 0 306-819 1221-819" svg:viewBox="0 0 1222 820">
          <text:p/>
        </draw:connector>
        <draw:custom-shape draw:style-name="gr5" draw:text-style-name="P2" xml:id="id56" draw:id="id56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4.857cm" svg:height="0.887cm" svg:x="22.843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5" draw:text-style-name="P2" xml:id="id61" draw:id="id61" draw:layer="layout" svg:width="5.877cm" svg:height="1.957cm" svg:x="22.522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" draw:layer="layout" svg:width="5.732cm" svg:height="0.887cm" svg:x="22.843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21.3cm" svg:y1="5.725cm" svg:x2="22.53cm" svg:y2="6.985cm" draw:start-shape="id55" draw:end-shape="id56" draw:end-glue-point="5" svg:d="m21300 5725c916 0 302 1260 1230 1260" svg:viewBox="0 0 1231 1261">
          <text:p/>
        </draw:connector>
        <draw:custom-shape draw:style-name="gr3" draw:text-style-name="P2" xml:id="id58" draw:id="id58" draw:layer="layout" svg:width="4.112cm" svg:height="5.3cm" svg:x="16.4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44cm" svg:height="0.887cm" svg:x="16.787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svg:x1="14.949cm" svg:y1="7.542cm" svg:x2="16.4cm" svg:y2="9.8cm" draw:start-shape="id57" draw:start-glue-point="1" draw:end-shape="id58" svg:d="m14949 7542c1089 0 364 2258 1451 2258" svg:viewBox="0 0 1452 2259">
          <text:p/>
        </draw:connector>
        <draw:connector draw:style-name="gr4" draw:text-style-name="P1" draw:layer="layout" draw:type="curve" svg:x1="21.3cm" svg:y1="9.975cm" svg:x2="22.522cm" svg:y2="7.729cm" draw:start-shape="id59" draw:start-glue-point="1" draw:end-shape="id56" draw:end-glue-point="4" svg:d="m21300 9975c916 0 306-2246 1222-2246" svg:viewBox="0 0 1223 2247">
          <text:p/>
        </draw:connector>
        <draw:connector draw:style-name="gr4" draw:text-style-name="P1" draw:layer="layout" draw:type="curve" svg:x1="21.3cm" svg:y1="11.625cm" svg:x2="22.522cm" svg:y2="10.899cm" draw:start-shape="id60" draw:start-glue-point="1" draw:end-shape="id61" svg:d="m21300 11625c916 0 306-726 1222-726" svg:viewBox="0 0 1223 727">
          <text:p/>
        </draw:connector>
        <draw:custom-shape draw:style-name="gr3" draw:text-style-name="P2" xml:id="id63" draw:id="id63" draw:layer="layout" svg:width="4.112cm" svg:height="4.716cm" svg:x="10.55cm" svg:y="4.034cm">
          <draw:glue-point draw:id="4" svg:x="-5cm" svg:y="-2.633cm"/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762cm" svg:height="0.887cm" svg:x="10.937cm" svg:y="4.93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3" draw:text-style-name="P4" xml:id="id51" draw:id="id51" draw:layer="layout" svg:width="4.112cm" svg:height="0.916cm" svg:x="10.837cm" svg:y="5.868cm">
          <text:p text:style-name="P1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7" draw:id="id57" draw:layer="layout" svg:width="4.112cm" svg:height="0.916cm" svg:x="10.837cm" svg:y="7.084cm">
          <text:p text:style-name="P1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9.449cm" svg:y1="9.192cm" svg:x2="10.55cm" svg:y2="6.392cm" draw:start-shape="id62" draw:start-glue-point="1" draw:end-shape="id63" svg:d="m9449 9192c826 0 276-2800 1101-2800" svg:viewBox="0 0 1102 2801">
          <text:p/>
        </draw:connector>
        <draw:custom-shape draw:style-name="gr3" draw:text-style-name="P2" xml:id="id67" draw:id="id67" draw:layer="layout" svg:width="4.112cm" svg:height="4.716cm" svg:x="5.05cm" svg:y="6.9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355cm" svg:height="0.887cm" svg:x="5.437cm" svg:y="7.8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3" draw:text-style-name="P4" xml:id="id62" draw:id="id62" draw:layer="layout" svg:width="4.112cm" svg:height="0.916cm" svg:x="5.337cm" svg:y="8.734cm">
          <text:p text:style-name="P1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5" draw:id="id65" draw:layer="layout" svg:width="5.877cm" svg:height="1.957cm" svg:x="22.523cm" svg:y="13.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" draw:layer="layout" svg:width="5.732cm" svg:height="0.887cm" svg:x="22.844cm" svg:y="13.939cm">
          <draw:text-box>
            <text:p><text:span text:style-name="T2">name = “Treasure GIS”</text:span><text:span text:style-name="T3"><text:line-break/></text:span><text:span text:style-name="T3">...</text:span></text:p>
          </draw:text-box>
        </draw:frame>
        <draw:connector draw:style-name="gr4" draw:text-style-name="P1" draw:layer="layout" draw:type="curve" draw:line-skew="-0.787cm" svg:x1="9.85cm" svg:y1="10.825cm" svg:x2="22.523cm" svg:y2="14.078cm" draw:start-shape="id64" draw:start-glue-point="1" draw:end-shape="id65" draw:end-glue-point="3" svg:d="m9850 10825c8325 0 1989 3253 12673 3253" svg:viewBox="0 0 12674 3254">
          <text:p/>
        </draw:connector>
        <draw:connector draw:style-name="gr4" draw:text-style-name="P1" draw:layer="layout" draw:type="curve" svg:x1="5.8cm" svg:y1="15.058cm" svg:x2="7.106cm" svg:y2="11.616cm" draw:start-shape="id66" draw:start-glue-point="1" draw:end-shape="id67" svg:d="m5800 15058c871 0 1306-1147 1306-3442" svg:viewBox="0 0 1307 3443">
          <text:p/>
        </draw:connector>
        <draw:custom-shape draw:style-name="gr1" draw:text-style-name="P2" draw:layer="layout" svg:width="3.94cm" svg:height="3.516cm" svg:x="1.55cm" svg:y="1.8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3.881cm" svg:height="1.523cm" svg:x="1.723cm" svg:y="2.566cm">
          <draw:text-box>
            <text:p><text:span text:style-name="T2">name = “morgan”</text:span><text:span text:style-name="T3"><text:line-break/></text:span><text:span text:style-name="T4">givenName = “Henry”</text:span></text:p>
            <text:p><text:span text:style-name="T4">familyName = “Morgan”</text:span><text:span text:style-name="T3"><text:line-break/></text:span><text:span text:style-name="T3">...</text:span></text:p>
          </draw:text-box>
        </draw:frame>
        <draw:custom-shape draw:style-name="gr1" draw:text-style-name="P4" xml:id="id68" draw:id="id68" draw:layer="layout" svg:width="3.94cm" svg:height="0.916cm" svg:x="1.86cm" svg:y="4.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8cm" svg:y1="4.558cm" svg:x2="10.55cm" svg:y2="5.151cm" draw:start-shape="id68" draw:start-glue-point="1" draw:end-shape="id63" draw:end-glue-point="4" svg:d="m5800 4558c3564 0 1189 593 4750 593" svg:viewBox="0 0 4751 594">
          <text:p/>
        </draw:connector>
        <draw:custom-shape draw:style-name="gr3" draw:text-style-name="P4" draw:layer="layout" svg:width="4.1cm" svg:height="1.45cm" svg:x="5.35cm" svg:y="9.8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4" draw:id="id64" draw:layer="layout" svg:width="4cm" svg:height="0.55cm" svg:x="5.85cm" svg:y="10.5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cm" svg:height="1.45cm" svg:x="16.8cm" svg:y="3.1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3" draw:id="id53" draw:layer="layout" svg:width="4cm" svg:height="0.55cm" svg:x="17.3cm" svg:y="3.8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cm" svg:height="1.45cm" svg:x="16.8cm" svg:y="4.7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5" draw:id="id55" draw:layer="layout" svg:width="4cm" svg:height="0.55cm" svg:x="17.3cm" svg:y="5.4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cm" svg:height="1.45cm" svg:x="16.8cm" svg:y="9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9" draw:id="id59" draw:layer="layout" svg:width="4cm" svg:height="0.55cm" svg:x="17.3cm" svg:y="9.7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cm" svg:height="1.45cm" svg:x="16.8cm" svg:y="10.65cm">
          <text:p text:style-name="P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0" draw:id="id60" draw:layer="layout" svg:width="4cm" svg:height="0.55cm" svg:x="17.3cm" svg:y="11.3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3-06-12T10:46:02</dc:date>
    <dc:creator>Radovan Semancik</dc:creator>
    <meta:editing-duration>P1DT8H47M57S</meta:editing-duration>
    <meta:editing-cycles>93</meta:editing-cycles>
    <meta:generator>LibreOffice/4.0.2.2$Linux_X86_64 LibreOffice_project/400m0$Build-2</meta:generator>
    <meta:document-statistic meta:object-count="220"/>
  </office:meta>
</office:document-meta>
</file>